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fo:language="en" fo:country="US"/>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54565418251674905" text:style-name="L1">
        <text:list-item>
          <text:p text:style-name="P1"><text:span text:style-name="T1">Нужен морфологический анализ:</text:span></text:p>
          <text:list>
            <text:list-item>
              <text:p text:style-name="P1"><text:span text:style-name="T1">для получения словоформ и признаков слов, а затем для сохранения </text:span>ID <text:span text:style-name="T1">словоформ и признаков в БД;</text:span></text:p>
            </text:list-item>
            <text:list-item>
              <text:p text:style-name="P1"><text:span text:style-name="T1">для проверки правильности написания слов.</text:span></text:p>
            </text:list-item>
          </text:list>
        </text:list-item>
        <text:list-item>
          <text:p text:style-name="P1"><text:span text:style-name="T1">Нужен синтаксический анализ :</text:span></text:p>
          <text:list>
            <text:list-item>
              <text:p text:style-name="P1"><text:span text:style-name="T1">для исключения неоднозначности понимания предложения. Например «Он из Германии туманной привёз учёности плоды...». В результате синтаксического анализа получится более чем одно дерево. Программа должна запрещать такие варианты.</text:span></text:p>
            </text:list-item>
            <text:list-item>
              <text:p text:style-name="P1"><text:span text:style-name="T1">для проверки синтаксической корректности предложения, а также на предмет правильности склонения слов в предложении.</text:span></text:p>
            </text:list-item>
            <text:list-item>
              <text:p text:style-name="P1"><text:span text:style-name="T1">для выделения из текста устойчивых словосочетаний или многословных терминов. Например «утверждённой главным конструктором документации». Здесь термин «утверждённая документация» разделён вхождением. Из дерева синтаксического анализа по слову «документация» можно вычленить все сочетание.</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8T12:06:34.04</meta:creation-date>
    <meta:document-statistic meta:table-count="0" meta:image-count="0" meta:object-count="0" meta:page-count="1" meta:paragraph-count="7" meta:word-count="107" meta:character-count="837"/>
    <dc:date>2017-11-28T12:17:05.98</dc:date>
    <meta:editing-duration>PT10M32S</meta:editing-duration>
    <meta:editing-cycles>1</meta:editing-cycles>
    <meta:generator>OpenOffice/4.1.3$Win32 OpenOffice.org_project/413m1$Build-9783</meta:generator>
  </office:meta>
</office:document-meta>
</file>